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3pt" style:font-size-asian="13pt" style:font-size-complex="13pt"/>
    </style:style>
    <style:style style:name="P4"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5" style:family="paragraph" style:parent-style-name="Standard">
      <style:text-properties fo:font-size="13pt" fo:font-style="italic" fo:font-weight="normal" style:font-size-asian="13pt" style:font-style-asian="italic" style:font-weight-asian="normal" style:font-size-complex="13pt" style:font-style-complex="italic" style:font-weight-complex="normal"/>
    </style:style>
    <style:style style:name="P6"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7" style:family="paragraph" style:parent-style-name="Standard">
      <style:text-properties fo:font-size="13pt" fo:font-weight="bold" style:font-size-asian="13pt" style:font-weight-asian="bold" style:font-size-complex="13pt" style:font-style-complex="italic" style:font-weight-complex="bold"/>
    </style:style>
    <style:style style:name="T1" style:family="text">
      <style:text-properties fo:font-size="13pt" fo:font-style="italic" fo:font-weight="bold" style:font-size-asian="13pt" style:font-style-asian="italic" style:font-weight-asian="bold" style:font-size-complex="13pt"/>
    </style:style>
    <style:style style:name="T2" style:family="text">
      <style:text-properties fo:font-size="13pt" fo:font-style="italic" fo:font-weight="bold" style:font-size-asian="13pt" style:font-style-asian="italic" style:font-weight-asian="bold" style:font-size-complex="13pt" style:font-style-complex="italic" style:font-weight-complex="bold"/>
    </style:style>
    <style:style style:name="T3" style:family="text">
      <style:text-properties fo:font-size="13pt" fo:font-style="italic" style:font-size-asian="13pt" style:font-style-asian="italic" style:font-size-complex="13pt"/>
    </style:style>
    <style:style style:name="T4" style:family="text">
      <style:text-properties fo:font-size="13pt" fo:font-style="italic" style:font-size-asian="13pt" style:font-style-asian="italic" style:font-size-complex="13pt" style:font-style-complex="italic"/>
    </style:style>
    <style:style style:name="T5" style:family="text">
      <style:text-properties fo:font-size="13pt" fo:font-style="italic" fo:font-weight="normal" style:font-size-asian="13pt" style:font-style-asian="italic" style:font-weight-asian="normal" style:font-size-complex="13pt" style:font-style-complex="italic" style:font-weight-complex="normal"/>
    </style:style>
    <style:style style:name="T6" style:family="text">
      <style:text-properties fo:font-size="13pt" style:font-size-asian="13pt" style:font-size-complex="13pt"/>
    </style:style>
    <style:style style:name="T7" style:family="text">
      <style:text-properties fo:font-size="13pt" fo:font-style="normal" fo:font-weight="bold" style:font-size-asian="13pt" style:font-style-asian="normal" style:font-weight-asian="bold" style:font-size-complex="13pt" style:font-style-complex="normal" style:font-weight-complex="bold"/>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style:font-style-asian="italic"/>
    </style:style>
    <style:style style:name="T11" style:family="text">
      <style:text-properties fo:font-style="italic" fo:font-weight="normal" style:font-style-asian="italic" style:font-weight-asian="normal" style:font-weight-complex="normal"/>
    </style:style>
    <style:style style:name="T12" style:family="text">
      <style:text-properties fo:font-style="italic" style:text-underline-style="none" fo:font-weight="normal" style:font-style-asian="italic" style:font-weight-asian="normal" style:font-weight-complex="normal"/>
    </style:style>
    <style:style style:name="T13" style:family="text">
      <style:text-properties fo:font-style="italic" style:text-underline-style="none" style:font-style-asian="italic"/>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lan – Errorcode Dokumentation</text:p>
      <text:p text:style-name="P1"/>
      <text:p text:style-name="P2"/>
      <text:p text:style-name="P3">Das eigentliche Eintragen in den Plan erfolgt über eine JavaScript-Ajax-Request, welcher von PlanController.php ausgeführt wird. Dieser gibt, je nach Eingabe und Ausgang der Validierung, verschiedene Codes zurück, welche wiederum vom PlanScript ausgewertet werden sollen, um dem Nutzer so Feedback über aufgetretene Fehler zu ermöglichen. Dies geschieht in Form von Fehlercodes, welche sich in der Ajax „response“ Variable befinden. Zur Dokumentation der einzelnen Fehlercodes und deren Bedeutung wurde dieses Dokument erstellt.</text:p>
      <text:p text:style-name="P3"/>
      <text:p text:style-name="P4">Fehlercodes bei Userspalten:</text:p>
      <text:p text:style-name="P4"/>
      <text:p text:style-name="Standard"><text:span text:style-name="Absatz-Standardschriftart"><text:span text:style-name="T2">200 –</text:span></text:span><text:span text:style-name="Absatz-Standardschriftart"><text:span text:style-name="T6"> </text:span></text:span><text:span text:style-name="Absatz-Standardschriftart"><text:span text:style-name="T4">Eintragen hat funktioniert</text:span></text:span><text:span text:style-name="Absatz-Standardschriftart"><text:span text:style-name="T6">: Die Eingabe wurde im korrekten Format abgeschickt, das Eintragen in die Datenbank hat problemlos funktioniert. Das JS-Script soll nun den Nutzer in die Tabelle eintragen und mit der CSS-Klasse „tdsuccesslink“ versehen. <text:s/>Dies gilt nur für das Eintragen von Diensten.</text:span></text:span></text:p>
      <text:p text:style-name="P3"/>
      <text:p text:style-name="Standard"><text:span text:style-name="Absatz-Standardschriftart"><text:span text:style-name="T2">210 – </text:span></text:span><text:span text:style-name="Absatz-Standardschriftart"><text:span text:style-name="T4">Austragen hat funktioniert: </text:span></text:span><text:span text:style-name="Absatz-Standardschriftart"><text:span text:style-name="T6">Die Eingabe wurde im korrekten Format abgeschickt, das Austragen aus der Datenbank hat problemlos funktioniert. Das JS-Script soll nun den Dienst als leer markieren, d.h. die CSS-Klasse auf „tderrorlink“ setzen und den Usernamen aus dem Feld entfernen. Dies gilt nur für das Austragen von Diensten.</text:span></text:span></text:p>
      <text:p text:style-name="P3"/>
      <text:p text:style-name="P4">403 – <text:span text:style-name="T8">keine Berechtigung für diese Aktion</text:span></text:p>
      <text:p text:style-name="P5"/>
      <text:p text:style-name="P4">404 –<text:span text:style-name="T8"> </text:span><text:span text:style-name="T8">das gesuchte Element wurde nicht gefunden</text:span></text:p>
      <text:p text:style-name="P5"/>
      <text:p text:style-name="P4">500 –<text:span text:style-name="T8"> Fehler beim Eintragen: </text:span><text:span text:style-name="T9">Es ist ein unbekannter Fehler beim Eintragen aufgetreten. Dieser wurde nicht näher spezifiziert</text:span></text:p>
      <text:p text:style-name="P3"/>
      <text:p text:style-name="Standard"><text:span text:style-name="Absatz-Standardschriftart"><text:span text:style-name="T2">510 – </text:span></text:span><text:span text:style-name="Absatz-Standardschriftart"><text:span text:style-name="T4">Unbekannter Fehler beim Austragen</text:span></text:span></text:p>
      <text:p text:style-name="P4"/>
      <text:p text:style-name="P4">Fehlercodes bei Textspalten:</text:p>
      <text:p text:style-name="P4"/>
      <text:p text:style-name="Standard"><text:span text:style-name="Absatz-Standardschriftart"><text:span text:style-name="T2">200 –</text:span></text:span><text:span text:style-name="Absatz-Standardschriftart"><text:span text:style-name="T4"> Eintragen hat funktioniert: </text:span></text:span><text:span text:style-name="Absatz-Standardschriftart"><text:span text:style-name="T6">Die Eingabe wurde im korrekten Format abgeschickt, das Eintragen in die Datenbank hat problemlos funktioniert. Das JS-Script soll nun den Text in die Tabelle eintragen und mit der CSS-Klasse „tdsuccesslink“ versehen.</text:span></text:span></text:p>
      <text:p text:style-name="P4"/>
      <text:p text:style-name="Standard"><text:span text:style-name="Absatz-Standardschriftart"><text:span text:style-name="T2">210 –</text:span></text:span><text:span text:style-name="Absatz-Standardschriftart"><text:span text:style-name="T4"> Austragen hat funktioniert: </text:span></text:span><text:span text:style-name="Absatz-Standardschriftart"><text:span text:style-name="T6">Die Eingabe wurde im korrekten Format abgeschickt, das Austragen aus der Datenbank hat problemlos funktioniert. Das JS-Script soll nun das Textfeld als leer markieren, d.h. die CSS-Klasse auf „tderrorlink“ setzen und den Text aus dem Feld entfernen</text:span></text:span></text:p>
      <text:p text:style-name="P3"/>
      <text:p text:style-name="P4">403 –<text:span text:style-name="T8"> keine Berechtigung für diese Aktion</text:span></text:p>
      <text:p text:style-name="P3"/>
      <text:p text:style-name="P4">404 –<text:span text:style-name="T8"> </text:span><text:span text:style-name="T8">das gesuchte Element wurde nicht gefunden</text:span></text:p>
      <text:p text:style-name="P3"/>
      <text:p text:style-name="Standard"><text:soft-page-break/><text:span text:style-name="Absatz-Standardschriftart"><text:span text:style-name="T1">500 </text:span></text:span><text:span text:style-name="Absatz-Standardschriftart"><text:span text:style-name="T3">– Fehler beim Eintragen: </text:span></text:span><text:span text:style-name="Absatz-Standardschriftart"><text:span text:style-name="T6">Es ist ein unbekannter Fehler beim Eintragen aufgetreten. Dieser wurde nicht näher spezifiziert.</text:span></text:span></text:p>
      <text:p text:style-name="Standard"><text:span text:style-name="Absatz-Standardschriftart"><text:span text:style-name="T6"/></text:span></text:p>
      <text:p text:style-name="Standard"><text:span text:style-name="Absatz-Standardschriftart"><text:span text:style-name="T2">510 –</text:span></text:span><text:span text:style-name="Absatz-Standardschriftart"><text:span text:style-name="T5"> Unbekannter Fehler beim Austragen</text:span></text:span></text:p>
      <text:p text:style-name="Standard"><text:span text:style-name="Absatz-Standardschriftart"><text:span text:style-name="T5"/></text:span></text:p>
      <text:p text:style-name="Standard"><text:span text:style-name="Absatz-Standardschriftart"><text:span text:style-name="T7"/></text:span></text:p>
      <text:p text:style-name="P7">Fehlercodes beim Eintragen von Specialdates:</text:p>
      <text:p text:style-name="P7"><text:span text:style-name="T8"/></text:p>
      <text:p text:style-name="P7"><text:span text:style-name="T10">200 – </text:span><text:span text:style-name="T8">das Specialdate wurde erfolgreich eingetragen</text:span></text:p>
      <text:p text:style-name="P7"><text:span text:style-name="T8"/></text:p>
      <text:p text:style-name="P7"><text:span text:style-name="T10">210 – </text:span><text:span text:style-name="T8">das Specialdate wurde erfolgreich ausgetragen</text:span></text:p>
      <text:p text:style-name="P7"><text:span text:style-name="T8"/></text:p>
      <text:p text:style-name="P7"><text:span text:style-name="T10">500 –</text:span><text:span text:style-name="T8"> beim Eintragen ist ein Fehler aufgetreten</text:span></text:p>
      <text:p text:style-name="P7"><text:span text:style-name="T8"/></text:p>
      <text:p text:style-name="P7"><text:span text:style-name="T13">510 –</text:span><text:span text:style-name="T8"> beim Austragen ist ein Fehler aufgetre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hannes</meta:initial-creator>
    <dc:creator>Alex L.</dc:creator>
    <meta:creation-date>2014-03-15T17:55:00Z</meta:creation-date>
    <dc:date>2014-03-27T23:37:44</dc:date>
    <meta:editing-cycles>7</meta:editing-cycles>
    <meta:editing-duration>PT9M25S</meta:editing-duration>
    <meta:document-statistic meta:table-count="0" meta:image-count="0" meta:object-count="0" meta:page-count="2" meta:paragraph-count="21" meta:word-count="365" meta:character-count="2520" meta:non-whitespace-character-count="2175"/>
    <meta:template xlink:type="simple" xlink:actuate="onRequest" xlink:title="" xlink:href="Normal"/>
  </office:meta>
</office:document-meta>
</file>